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draw:marker-start-width="0.321cm" draw:marker-end-width="0.321cm" draw:fill-color="#ff6600" draw:textarea-horizontal-align="justify" draw:textarea-vertical-align="middle" draw:auto-grow-height="false" fo:min-height="5.87cm" fo:min-width="41.82cm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111111" draw:textarea-horizontal-align="justify" draw:textarea-vertical-align="middle" draw:auto-grow-height="false" fo:min-height="1.85cm" fo:min-width="41.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95cm" fo:min-width="10.2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6.95cm" fo:min-width="11.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6.75cm" fo:min-width="11.2cm"/>
    </style:style>
    <style:style style:name="gr6" style:family="graphic" style:parent-style-name="standard">
      <style:graphic-properties draw:stroke="none" svg:stroke-color="#000000" draw:fill="none" draw:fill-color="#ffffff" fo:min-height="0.869cm"/>
    </style:style>
    <style:style style:name="gr7" style:family="graphic" style:parent-style-name="standard">
      <style:graphic-properties draw:fill-color="#ff6600" draw:textarea-horizontal-align="justify" draw:textarea-vertical-align="middle" draw:auto-grow-height="false" fo:min-height="1.95cm" fo:min-width="39.8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7.05cm" fo:min-width="11.2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 fo:font-size="22pt"/>
    </style:style>
    <style:style style:name="P7" style:family="paragraph">
      <loext:graphic-properties draw:fill-color="#ff6600"/>
      <style:paragraph-properties fo:text-align="center"/>
    </style:style>
    <style:style style:name="P8" style:family="paragraph">
      <loext:graphic-properties draw:fill="none" draw:fill-color="#ffffff"/>
      <style:text-properties fo:font-size="28pt"/>
    </style:style>
    <style:style style:name="P9" style:family="paragraph">
      <style:text-properties fo:font-size="36pt"/>
    </style:style>
    <style:style style:name="P10" style:family="paragraph">
      <loext:graphic-properties draw:fill="none" draw:fill-color="#ffffff"/>
      <style:text-properties fo:font-size="36pt"/>
    </style:style>
    <style:style style:name="P11" style:family="paragraph">
      <style:text-properties fo:color="#ff6600" fo:font-size="24pt" fo:font-style="italic" fo:font-weight="bold"/>
    </style:style>
    <style:style style:name="P12" style:family="paragraph">
      <loext:graphic-properties draw:fill="none" draw:fill-color="#ffffff"/>
      <style:text-properties fo:color="#ff6600" fo:font-size="24pt" fo:font-style="italic"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fo:background-color="transparent"/>
    </style:style>
    <style:style style:name="T3" style:family="text">
      <style:text-properties fo:font-size="22pt"/>
    </style:style>
    <style:style style:name="T4" style:family="text">
      <style:text-properties style:use-window-font-color="true" fo:font-size="22pt" fo:background-color="#ffffff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2.4cm" svg:height="6.2cm" svg:x="0cm" svg:y="0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2cm" svg:height="2.1cm" svg:x="0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7cm" svg:height="7.2cm" svg:x="7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2cm" svg:height="7.2cm" svg:x="21.5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1.7cm" svg:height="7cm" svg:x="7.2cm" svg:y="20.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4cm" svg:height="1.119cm" svg:x="15.6cm" svg:y="6.738cm">
          <draw:text-box>
            <text:p text:style-name="P5"><text:span text:style-name="T2">Recherche</text:span><text:span text:style-name="T3"> </text:span><text:span text:style-name="T4">-panier</text:span></text:p>
          </draw:text-box>
        </draw:frame>
        <draw:custom-shape draw:style-name="gr7" draw:text-style-name="P7" draw:layer="layout" svg:width="40.3cm" svg:height="2.2cm" svg:x="1cm" svg:y="36.8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0.1cm" svg:height="1.9cm" svg:x="16cm" svg:y="37cm">
          <draw:text-box>
            <text:p><text:span text:style-name="T5">&lt;footer&gt;</text:span></text:p>
          </draw:text-box>
        </draw:frame>
        <draw:frame draw:style-name="gr8" draw:text-style-name="P10" draw:layer="layout" svg:width="7.1cm" svg:height="1.9cm" svg:x="16.6cm" svg:y="1.2cm">
          <draw:text-box>
            <text:p text:style-name="P9">&lt;header&gt;</text:p>
          </draw:text-box>
        </draw:frame>
        <draw:custom-shape draw:style-name="gr9" draw:text-style-name="P4" draw:layer="layout" svg:width="11.7cm" svg:height="7.3cm" svg:x="22.6cm" svg:y="20.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.6cm" svg:height="1.9cm" svg:x="9cm" svg:y="21.2cm">
          <draw:text-box>
            <text:p text:style-name="P11">Fiche-produit-3</text:p>
          </draw:text-box>
        </draw:frame>
        <draw:frame draw:style-name="gr8" draw:text-style-name="P12" draw:layer="layout" svg:width="7.6cm" svg:height="1.9cm" svg:x="24.5cm" svg:y="12.1cm">
          <draw:text-box>
            <text:p text:style-name="P11">Fiche-produit-2</text:p>
          </draw:text-box>
        </draw:frame>
        <draw:frame draw:style-name="gr8" draw:text-style-name="P12" draw:layer="layout" svg:width="7.6cm" svg:height="1.9cm" svg:x="24.6cm" svg:y="21.6cm">
          <draw:text-box>
            <text:p text:style-name="P11">Fiche-produit-4</text:p>
          </draw:text-box>
        </draw:frame>
        <draw:frame draw:style-name="gr8" draw:text-style-name="P12" draw:layer="layout" svg:width="7.6cm" svg:height="1.9cm" svg:x="9.4cm" svg:y="11.7cm">
          <draw:text-box>
            <text:p text:style-name="P11">Fiche-produit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3cm" fo:margin-bottom="0.979cm" fo:margin-left="1cm" fo:margin-right="10.822cm" fo:page-width="42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07:55:04.485539884</meta:creation-date>
    <meta:editing-duration>PT3M</meta:editing-duration>
    <meta:editing-cycles>2</meta:editing-cycles>
    <meta:generator>LibreOffice/5.1.6.2$Linux_X86_64 LibreOffice_project/10m0$Build-2</meta:generator>
    <dc:date>2017-03-12T08:08:20.181558179</dc:date>
    <meta:document-statistic meta:object-count="14"/>
  </office:meta>
</office:document-meta>
</file>